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8.289cm" svg:y="6.104cm">
            <draw:object draw:notify-on-update-of-ranges="Sheet1.I2:Sheet1.I2 Sheet1.I3:Sheet1.I12 Sheet1.J2:Sheet1.J2 Sheet1.J3:Sheet1.J12 Sheet1.I2:Sheet1.I2 Sheet1.I3:Sheet1.I12 Sheet1.K2:Sheet1.K2 Sheet1.K3:Sheet1.K12 Sheet1.I2:Sheet1.I2 Sheet1.I3:Sheet1.I12 Sheet1.L2:Sheet1.L2 Sheet1.L3:Sheet1.L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11.224cm" svg:y="24.004cm">
            <draw:object draw:notify-on-update-of-ranges="Sheet1.F41:Sheet1.F41 Sheet1.F42:Sheet1.F51 Sheet1.G41:Sheet1.G41 Sheet1.G42:Sheet1.G51 Sheet1.F41:Sheet1.F41 Sheet1.F42:Sheet1.F51 Sheet1.H41:Sheet1.H41 Sheet1.H42:Sheet1.H51 Sheet1.F41:Sheet1.F41 Sheet1.F42:Sheet1.F51 Sheet1.I41:Sheet1.I41 Sheet1.I42:Sheet1.I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5.997cm" svg:height="9.005cm" svg:x="17.814cm" svg:y="38.036cm">
            <draw:object draw:notify-on-update-of-ranges="Sheet1.D88:Sheet1.D88 Sheet1.D89:Sheet1.D104 Sheet1.E88:Sheet1.E88 Sheet1.E89:Sheet1.E10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15.997cm" svg:height="9.004cm" svg:x="1.79cm" svg:y="48.078cm">
            <draw:object draw:notify-on-update-of-ranges="Sheet1.E88:Sheet1.E88 Sheet1.E89:Sheet1.E104 Sheet1.G88:Sheet1.G88 Sheet1.G89:Sheet1.G10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rzekładn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zwojeń 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table:formula="of:=[.B2]/[.C2]" office:value-type="float" office:value="0.666666666666667" calcext:value-type="float">
            <text:p>0.666666666666667</text:p>
          </table:table-cell>
          <table:table-cell/>
          <table:table-cell office:value-type="string" calcext:value-type="string">
            <text:p>avg </text:p>
          </table:table-cell>
          <table:table-cell table:formula="of:=AVERAGE([.D3:.D12])" office:value-type="float" office:value="0.711265145105956" calcext:value-type="float">
            <text:p>0.711265145105956</text:p>
          </table:table-cell>
          <table:table-cell table:number-columns-repeated="2"/>
          <table:table-cell office:value-type="string" calcext:value-type="string">
            <text:p>N2=600</text:p>
          </table:table-cell>
          <table:table-cell office:value-type="string" calcext:value-type="string">
            <text:p>N2=400</text:p>
          </table:table-cell>
          <table:table-cell office:value-type="string" calcext:value-type="string">
            <text:p>N2=200</text:p>
          </table:table-cell>
        </table:table-row>
        <table:table-row table:style-name="ro1">
          <table:table-cell office:value-type="string" calcext:value-type="string">
            <text:p>napięcie</text:p>
          </table:table-cell>
          <table:table-cell office:value-type="float" office:value="1.085" calcext:value-type="float">
            <text:p>1.085</text:p>
          </table:table-cell>
          <table:table-cell office:value-type="float" office:value="1.491" calcext:value-type="float">
            <text:p>1.491</text:p>
          </table:table-cell>
          <table:table-cell table:formula="of:=[.B3]/[.C3]" office:value-type="float" office:value="0.727699530516432" calcext:value-type="float">
            <text:p>0.727699530516432</text:p>
          </table:table-cell>
          <table:table-cell/>
          <table:table-cell office:value-type="string" calcext:value-type="string">
            <text:p>dev</text:p>
          </table:table-cell>
          <table:table-cell table:formula="of:=STDEV([.D3:.D12])" office:value-type="float" office:value="0.00885506200139399" calcext:value-type="float">
            <text:p>0.00885506200139399</text:p>
          </table:table-cell>
          <table:table-cell/>
          <table:table-cell office:value-type="float" office:value="1.085" calcext:value-type="float">
            <text:p>1.085</text:p>
          </table:table-cell>
          <table:table-cell office:value-type="float" office:value="1.491" calcext:value-type="float">
            <text:p>1.491</text:p>
          </table:table-cell>
          <table:table-cell office:value-type="float" office:value="0.991" calcext:value-type="float">
            <text:p>0.99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2.171" calcext:value-type="float">
            <text:p>2.171</text:p>
          </table:table-cell>
          <table:table-cell office:value-type="float" office:value="3.011" calcext:value-type="float">
            <text:p>3.011</text:p>
          </table:table-cell>
          <table:table-cell table:formula="of:=[.B4]/[.C4]" office:value-type="float" office:value="0.721022915974759" calcext:value-type="float">
            <text:p>0.721022915974759</text:p>
          </table:table-cell>
          <table:table-cell table:number-columns-repeated="4"/>
          <table:table-cell office:value-type="float" office:value="2.171" calcext:value-type="float">
            <text:p>2.171</text:p>
          </table:table-cell>
          <table:table-cell office:value-type="float" office:value="3.011" calcext:value-type="float">
            <text:p>3.011</text:p>
          </table:table-cell>
          <table:table-cell office:value-type="float" office:value="2.008" calcext:value-type="float">
            <text:p>2.008</text:p>
          </table:table-cell>
          <table:table-cell office:value-type="float" office:value="1.009" calcext:value-type="float">
            <text:p>1.009</text:p>
          </table:table-cell>
        </table:table-row>
        <table:table-row table:style-name="ro1">
          <table:table-cell/>
          <table:table-cell office:value-type="float" office:value="3.26" calcext:value-type="float">
            <text:p>3.26</text:p>
          </table:table-cell>
          <table:table-cell office:value-type="float" office:value="4.53" calcext:value-type="float">
            <text:p>4.53</text:p>
          </table:table-cell>
          <table:table-cell table:formula="of:=[.B5]/[.C5]" office:value-type="float" office:value="0.719646799116998" calcext:value-type="float">
            <text:p>0.719646799116998</text:p>
          </table:table-cell>
          <table:table-cell table:number-columns-repeated="4"/>
          <table:table-cell office:value-type="float" office:value="3.26" calcext:value-type="float">
            <text:p>3.26</text:p>
          </table:table-cell>
          <table:table-cell office:value-type="float" office:value="4.53" calcext:value-type="float">
            <text:p>4.53</text:p>
          </table:table-cell>
          <table:table-cell office:value-type="float" office:value="3.036" calcext:value-type="float">
            <text:p>3.036</text:p>
          </table:table-cell>
          <table:table-cell office:value-type="float" office:value="1.521" calcext:value-type="float">
            <text:p>1.521</text:p>
          </table:table-cell>
        </table:table-row>
        <table:table-row table:style-name="ro1">
          <table:table-cell/>
          <table:table-cell office:value-type="float" office:value="4.33" calcext:value-type="float">
            <text:p>4.33</text:p>
          </table:table-cell>
          <table:table-cell office:value-type="float" office:value="6.07" calcext:value-type="float">
            <text:p>6.07</text:p>
          </table:table-cell>
          <table:table-cell table:formula="of:=[.B6]/[.C6]" office:value-type="float" office:value="0.71334431630972" calcext:value-type="float">
            <text:p>0.71334431630972</text:p>
          </table:table-cell>
          <table:table-cell table:number-columns-repeated="4"/>
          <table:table-cell office:value-type="float" office:value="4.33" calcext:value-type="float">
            <text:p>4.33</text:p>
          </table:table-cell>
          <table:table-cell office:value-type="float" office:value="6.07" calcext:value-type="float">
            <text:p>6.07</text:p>
          </table:table-cell>
          <table:table-cell office:value-type="float" office:value="4.05" calcext:value-type="float">
            <text:p>4.05</text:p>
          </table:table-cell>
          <table:table-cell office:value-type="float" office:value="2.037" calcext:value-type="float">
            <text:p>2.037</text:p>
          </table:table-cell>
        </table:table-row>
        <table:table-row table:style-name="ro1">
          <table:table-cell/>
          <table:table-cell office:value-type="float" office:value="5.42" calcext:value-type="float">
            <text:p>5.42</text:p>
          </table:table-cell>
          <table:table-cell office:value-type="float" office:value="7.64" calcext:value-type="float">
            <text:p>7.64</text:p>
          </table:table-cell>
          <table:table-cell table:formula="of:=[.B7]/[.C7]" office:value-type="float" office:value="0.709424083769634" calcext:value-type="float">
            <text:p>0.709424083769634</text:p>
          </table:table-cell>
          <table:table-cell table:number-columns-repeated="4"/>
          <table:table-cell office:value-type="float" office:value="5.42" calcext:value-type="float">
            <text:p>5.42</text:p>
          </table:table-cell>
          <table:table-cell office:value-type="float" office:value="7.64" calcext:value-type="float">
            <text:p>7.64</text:p>
          </table:table-cell>
          <table:table-cell office:value-type="float" office:value="5.08" calcext:value-type="float">
            <text:p>5.08</text:p>
          </table:table-cell>
          <table:table-cell office:value-type="float" office:value="2.552" calcext:value-type="float">
            <text:p>2.552</text:p>
          </table:table-cell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office:value-type="float" office:value="9.19" calcext:value-type="float">
            <text:p>9.19</text:p>
          </table:table-cell>
          <table:table-cell table:formula="of:=[.B8]/[.C8]" office:value-type="float" office:value="0.707290533188248" calcext:value-type="float">
            <text:p>0.707290533188248</text:p>
          </table:table-cell>
          <table:table-cell table:number-columns-repeated="4"/>
          <table:table-cell office:value-type="float" office:value="6.5" calcext:value-type="float">
            <text:p>6.5</text:p>
          </table:table-cell>
          <table:table-cell office:value-type="float" office:value="9.19" calcext:value-type="float">
            <text:p>9.19</text:p>
          </table:table-cell>
          <table:table-cell office:value-type="float" office:value="6.13" calcext:value-type="float">
            <text:p>6.13</text:p>
          </table:table-cell>
          <table:table-cell office:value-type="float" office:value="3.072" calcext:value-type="float">
            <text:p>3.072</text:p>
          </table:table-cell>
        </table:table-row>
        <table:table-row table:style-name="ro1">
          <table:table-cell/>
          <table:table-cell office:value-type="float" office:value="7.59" calcext:value-type="float">
            <text:p>7.59</text:p>
          </table:table-cell>
          <table:table-cell office:value-type="float" office:value="10.76" calcext:value-type="float">
            <text:p>10.76</text:p>
          </table:table-cell>
          <table:table-cell table:formula="of:=[.B9]/[.C9]" office:value-type="float" office:value="0.705390334572491" calcext:value-type="float">
            <text:p>0.705390334572491</text:p>
          </table:table-cell>
          <table:table-cell table:number-columns-repeated="4"/>
          <table:table-cell office:value-type="float" office:value="7.59" calcext:value-type="float">
            <text:p>7.59</text:p>
          </table:table-cell>
          <table:table-cell office:value-type="float" office:value="10.76" calcext:value-type="float">
            <text:p>10.76</text:p>
          </table:table-cell>
          <table:table-cell office:value-type="float" office:value="7.17" calcext:value-type="float">
            <text:p>7.17</text:p>
          </table:table-cell>
          <table:table-cell office:value-type="float" office:value="3.592" calcext:value-type="float">
            <text:p>3.592</text:p>
          </table:table-cell>
        </table:table-row>
        <table:table-row table:style-name="ro1">
          <table:table-cell/>
          <table:table-cell office:value-type="float" office:value="8.67" calcext:value-type="float">
            <text:p>8.67</text:p>
          </table:table-cell>
          <table:table-cell office:value-type="float" office:value="12.31" calcext:value-type="float">
            <text:p>12.31</text:p>
          </table:table-cell>
          <table:table-cell table:formula="of:=[.B10]/[.C10]" office:value-type="float" office:value="0.704305442729488" calcext:value-type="float">
            <text:p>0.704305442729488</text:p>
          </table:table-cell>
          <table:table-cell table:number-columns-repeated="4"/>
          <table:table-cell office:value-type="float" office:value="8.67" calcext:value-type="float">
            <text:p>8.67</text:p>
          </table:table-cell>
          <table:table-cell office:value-type="float" office:value="12.31" calcext:value-type="float">
            <text:p>12.31</text:p>
          </table:table-cell>
          <table:table-cell office:value-type="float" office:value="8.22" calcext:value-type="float">
            <text:p>8.22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/>
          <table:table-cell office:value-type="float" office:value="9.76" calcext:value-type="float">
            <text:p>9.76</text:p>
          </table:table-cell>
          <table:table-cell office:value-type="float" office:value="13.88" calcext:value-type="float">
            <text:p>13.88</text:p>
          </table:table-cell>
          <table:table-cell table:formula="of:=[.B11]/[.C11]" office:value-type="float" office:value="0.703170028818444" calcext:value-type="float">
            <text:p>0.703170028818444</text:p>
          </table:table-cell>
          <table:table-cell table:number-columns-repeated="4"/>
          <table:table-cell office:value-type="float" office:value="9.76" calcext:value-type="float">
            <text:p>9.76</text:p>
          </table:table-cell>
          <table:table-cell office:value-type="float" office:value="13.88" calcext:value-type="float">
            <text:p>13.88</text:p>
          </table:table-cell>
          <table:table-cell office:value-type="float" office:value="9.28" calcext:value-type="float">
            <text:p>9.28</text:p>
          </table:table-cell>
          <table:table-cell office:value-type="float" office:value="4.63" calcext:value-type="float">
            <text:p>4.63</text:p>
          </table:table-cell>
        </table:table-row>
        <table:table-row table:style-name="ro1">
          <table:table-cell/>
          <table:table-cell office:value-type="float" office:value="10.85" calcext:value-type="float">
            <text:p>10.85</text:p>
          </table:table-cell>
          <table:table-cell office:value-type="float" office:value="15.47" calcext:value-type="float">
            <text:p>15.47</text:p>
          </table:table-cell>
          <table:table-cell table:formula="of:=[.B12]/[.C12]" office:value-type="float" office:value="0.701357466063348" calcext:value-type="float">
            <text:p>0.701357466063348</text:p>
          </table:table-cell>
          <table:table-cell table:number-columns-repeated="4"/>
          <table:table-cell office:value-type="float" office:value="10.85" calcext:value-type="float">
            <text:p>10.85</text:p>
          </table:table-cell>
          <table:table-cell office:value-type="float" office:value="15.47" calcext:value-type="float">
            <text:p>15.47</text:p>
          </table:table-cell>
          <table:table-cell office:value-type="float" office:value="10.33" calcext:value-type="float">
            <text:p>10.33</text:p>
          </table:table-cell>
          <table:table-cell office:value-type="float" office:value="5.16" calcext:value-type="float">
            <text:p>5.16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/>
          <table:table-cell table:formula="of:=[.A15]/[.B15]" office:value-type="float" office:value="1" calcext:value-type="float">
            <text:p>1</text:p>
          </table:table-cell>
          <table:table-cell/>
          <table:table-cell office:value-type="string" calcext:value-type="string">
            <text:p>avg </text:p>
          </table:table-cell>
          <table:table-cell table:formula="of:=AVERAGE([.D16:.D25])" office:value-type="float" office:value="1.06616189884647" calcext:value-type="float">
            <text:p>1.066161898846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085" calcext:value-type="float">
            <text:p>1.085</text:p>
          </table:table-cell>
          <table:table-cell office:value-type="float" office:value="0.991" calcext:value-type="float">
            <text:p>0.991</text:p>
          </table:table-cell>
          <table:table-cell table:formula="of:=[.B16]/[.C16]" office:value-type="float" office:value="1.09485368314834" calcext:value-type="float">
            <text:p>1.09485368314834</text:p>
          </table:table-cell>
          <table:table-cell/>
          <table:table-cell office:value-type="string" calcext:value-type="string">
            <text:p>dev</text:p>
          </table:table-cell>
          <table:table-cell table:formula="of:=STDEV([.D16:.D25])" office:value-type="float" office:value="0.0141283135891299" calcext:value-type="float">
            <text:p>0.01412831358912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171" calcext:value-type="float">
            <text:p>2.171</text:p>
          </table:table-cell>
          <table:table-cell office:value-type="float" office:value="2.008" calcext:value-type="float">
            <text:p>2.008</text:p>
          </table:table-cell>
          <table:table-cell table:formula="of:=[.B17]/[.C17]" office:value-type="float" office:value="1.08117529880478" calcext:value-type="float">
            <text:p>1.081175298804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.26" calcext:value-type="float">
            <text:p>3.26</text:p>
          </table:table-cell>
          <table:table-cell office:value-type="float" office:value="3.036" calcext:value-type="float">
            <text:p>3.036</text:p>
          </table:table-cell>
          <table:table-cell table:formula="of:=[.B18]/[.C18]" office:value-type="float" office:value="1.0737812911726" calcext:value-type="float">
            <text:p>1.07378129117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.33" calcext:value-type="float">
            <text:p>4.33</text:p>
          </table:table-cell>
          <table:table-cell office:value-type="float" office:value="4.05" calcext:value-type="float">
            <text:p>4.05</text:p>
          </table:table-cell>
          <table:table-cell table:formula="of:=[.B19]/[.C19]" office:value-type="float" office:value="1.06913580246914" calcext:value-type="float">
            <text:p>1.069135802469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42" calcext:value-type="float">
            <text:p>5.42</text:p>
          </table:table-cell>
          <table:table-cell office:value-type="float" office:value="5.08" calcext:value-type="float">
            <text:p>5.08</text:p>
          </table:table-cell>
          <table:table-cell table:formula="of:=[.B20]/[.C20]" office:value-type="float" office:value="1.06692913385827" calcext:value-type="float">
            <text:p>1.066929133858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office:value-type="float" office:value="6.13" calcext:value-type="float">
            <text:p>6.13</text:p>
          </table:table-cell>
          <table:table-cell table:formula="of:=[.B21]/[.C21]" office:value-type="float" office:value="1.06035889070147" calcext:value-type="float">
            <text:p>1.060358890701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59" calcext:value-type="float">
            <text:p>7.59</text:p>
          </table:table-cell>
          <table:table-cell office:value-type="float" office:value="7.17" calcext:value-type="float">
            <text:p>7.17</text:p>
          </table:table-cell>
          <table:table-cell table:formula="of:=[.B22]/[.C22]" office:value-type="float" office:value="1.05857740585774" calcext:value-type="float">
            <text:p>1.058577405857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.67" calcext:value-type="float">
            <text:p>8.67</text:p>
          </table:table-cell>
          <table:table-cell office:value-type="float" office:value="8.22" calcext:value-type="float">
            <text:p>8.22</text:p>
          </table:table-cell>
          <table:table-cell table:formula="of:=[.B23]/[.C23]" office:value-type="float" office:value="1.05474452554745" calcext:value-type="float">
            <text:p>1.054744525547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.76" calcext:value-type="float">
            <text:p>9.76</text:p>
          </table:table-cell>
          <table:table-cell office:value-type="float" office:value="9.28" calcext:value-type="float">
            <text:p>9.28</text:p>
          </table:table-cell>
          <table:table-cell table:formula="of:=[.B24]/[.C24]" office:value-type="float" office:value="1.05172413793103" calcext:value-type="float">
            <text:p>1.051724137931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.85" calcext:value-type="float">
            <text:p>10.85</text:p>
          </table:table-cell>
          <table:table-cell office:value-type="float" office:value="10.33" calcext:value-type="float">
            <text:p>10.33</text:p>
          </table:table-cell>
          <table:table-cell table:formula="of:=[.B25]/[.C25]" office:value-type="float" office:value="1.05033881897386" calcext:value-type="float">
            <text:p>1.05033881897386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A28]/[.B28]" office:value-type="float" office:value="2" calcext:value-type="float">
            <text:p>2</text:p>
          </table:table-cell>
          <table:table-cell/>
          <table:table-cell office:value-type="string" calcext:value-type="string">
            <text:p>avg </text:p>
          </table:table-cell>
          <table:table-cell table:formula="of:=AVERAGE([.D29:.D38])" office:value-type="float" office:value="2.13161751768269" calcext:value-type="float">
            <text:p>2.131617517682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085" calcext:value-type="float">
            <text:p>1.085</text:p>
          </table:table-cell>
          <table:table-cell office:value-type="float" office:value="0.5" calcext:value-type="float">
            <text:p>0.5</text:p>
          </table:table-cell>
          <table:table-cell table:formula="of:=[.B29]/[.C29]" office:value-type="float" office:value="2.17" calcext:value-type="float">
            <text:p>2.17</text:p>
          </table:table-cell>
          <table:table-cell/>
          <table:table-cell office:value-type="string" calcext:value-type="string">
            <text:p>dev</text:p>
          </table:table-cell>
          <table:table-cell table:formula="of:=STDEV([.D29:.D38])" office:value-type="float" office:value="0.0236235047300756" calcext:value-type="float">
            <text:p>0.02362350473007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171" calcext:value-type="float">
            <text:p>2.171</text:p>
          </table:table-cell>
          <table:table-cell office:value-type="float" office:value="1.009" calcext:value-type="float">
            <text:p>1.009</text:p>
          </table:table-cell>
          <table:table-cell table:formula="of:=[.B30]/[.C30]" office:value-type="float" office:value="2.15163528245788" calcext:value-type="float">
            <text:p>2.151635282457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.26" calcext:value-type="float">
            <text:p>3.26</text:p>
          </table:table-cell>
          <table:table-cell office:value-type="float" office:value="1.521" calcext:value-type="float">
            <text:p>1.521</text:p>
          </table:table-cell>
          <table:table-cell table:formula="of:=[.B31]/[.C31]" office:value-type="float" office:value="2.14332675871137" calcext:value-type="float">
            <text:p>2.143326758711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.33" calcext:value-type="float">
            <text:p>4.33</text:p>
          </table:table-cell>
          <table:table-cell office:value-type="float" office:value="2.037" calcext:value-type="float">
            <text:p>2.037</text:p>
          </table:table-cell>
          <table:table-cell table:formula="of:=[.B32]/[.C32]" office:value-type="float" office:value="2.12567501227295" calcext:value-type="float">
            <text:p>2.125675012272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42" calcext:value-type="float">
            <text:p>5.42</text:p>
          </table:table-cell>
          <table:table-cell office:value-type="float" office:value="2.552" calcext:value-type="float">
            <text:p>2.552</text:p>
          </table:table-cell>
          <table:table-cell table:formula="of:=[.B33]/[.C33]" office:value-type="float" office:value="2.12382445141066" calcext:value-type="float">
            <text:p>2.123824451410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office:value-type="float" office:value="3.072" calcext:value-type="float">
            <text:p>3.072</text:p>
          </table:table-cell>
          <table:table-cell table:formula="of:=[.B34]/[.C34]" office:value-type="float" office:value="2.11588541666667" calcext:value-type="float">
            <text:p>2.11588541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59" calcext:value-type="float">
            <text:p>7.59</text:p>
          </table:table-cell>
          <table:table-cell office:value-type="float" office:value="3.592" calcext:value-type="float">
            <text:p>3.592</text:p>
          </table:table-cell>
          <table:table-cell table:formula="of:=[.B35]/[.C35]" office:value-type="float" office:value="2.1130289532294" calcext:value-type="float">
            <text:p>2.11302895322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.67" calcext:value-type="float">
            <text:p>8.67</text:p>
          </table:table-cell>
          <table:table-cell office:value-type="float" office:value="4.01" calcext:value-type="float">
            <text:p>4.01</text:p>
          </table:table-cell>
          <table:table-cell table:formula="of:=[.B36]/[.C36]" office:value-type="float" office:value="2.16209476309227" calcext:value-type="float">
            <text:p>2.162094763092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.76" calcext:value-type="float">
            <text:p>9.76</text:p>
          </table:table-cell>
          <table:table-cell office:value-type="float" office:value="4.63" calcext:value-type="float">
            <text:p>4.63</text:p>
          </table:table-cell>
          <table:table-cell table:formula="of:=[.B37]/[.C37]" office:value-type="float" office:value="2.10799136069114" calcext:value-type="float">
            <text:p>2.107991360691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.85" calcext:value-type="float">
            <text:p>10.85</text:p>
          </table:table-cell>
          <table:table-cell office:value-type="float" office:value="5.16" calcext:value-type="float">
            <text:p>5.16</text:p>
          </table:table-cell>
          <table:table-cell table:formula="of:=[.B38]/[.C38]" office:value-type="float" office:value="2.10271317829457" calcext:value-type="float">
            <text:p>2.10271317829457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N2=600</text:p>
          </table:table-cell>
          <table:table-cell office:value-type="string" calcext:value-type="string">
            <text:p>N2=400</text:p>
          </table:table-cell>
          <table:table-cell office:value-type="string" calcext:value-type="string">
            <text:p>N2=2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046" calcext:value-type="float">
            <text:p>0.04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2" calcext:value-type="float">
            <text:p>0.042</text:p>
          </table:table-cell>
          <table:table-cell office:value-type="float" office:value="0.078" calcext:value-type="float">
            <text:p>0.07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095" calcext:value-type="float">
            <text:p>0.095</text:p>
          </table:table-cell>
          <table:table-cell office:value-type="float" office:value="0.057" calcext:value-type="float">
            <text:p>0.057</text:p>
          </table:table-cell>
          <table:table-cell office:value-type="float" office:value="0.085" calcext:value-type="float">
            <text:p>0.085</text:p>
          </table:table-cell>
          <table:table-cell office:value-type="float" office:value="0.159" calcext:value-type="float">
            <text:p>0.1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table:number-columns-repeated="2"/>
          <table:table-cell office:value-type="float" office:value="0.143" calcext:value-type="float">
            <text:p>0.143</text:p>
          </table:table-cell>
          <table:table-cell office:value-type="float" office:value="0.087" calcext:value-type="float">
            <text:p>0.087</text:p>
          </table:table-cell>
          <table:table-cell office:value-type="float" office:value="0.13" calcext:value-type="float">
            <text:p>0.13</text:p>
          </table:table-cell>
          <table:table-cell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0.191" calcext:value-type="float">
            <text:p>0.19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73" calcext:value-type="float">
            <text:p>0.173</text:p>
          </table:table-cell>
          <table:table-cell office:value-type="float" office:value="0.321" calcext:value-type="float">
            <text:p>0.3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table:number-columns-repeated="2"/>
          <table:table-cell office:value-type="float" office:value="0.238" calcext:value-type="float">
            <text:p>0.238</text:p>
          </table:table-cell>
          <table:table-cell office:value-type="float" office:value="0.147" calcext:value-type="float">
            <text:p>0.147</text:p>
          </table:table-cell>
          <table:table-cell office:value-type="float" office:value="0.217" calcext:value-type="float">
            <text:p>0.217</text:p>
          </table:table-cell>
          <table:table-cell office:value-type="float" office:value="0.401" calcext:value-type="float">
            <text:p>0.4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46" calcext:value-type="float">
            <text:p>0.046</text:p>
          </table:table-cell>
          <table:table-cell office:value-type="float" office:value="0.027" calcext:value-type="float">
            <text:p>0.027</text:p>
          </table:table-cell>
          <table:table-cell table:number-columns-repeated="2"/>
          <table:table-cell office:value-type="float" office:value="0.286" calcext:value-type="float">
            <text:p>0.286</text:p>
          </table:table-cell>
          <table:table-cell office:value-type="float" office:value="0.176" calcext:value-type="float">
            <text:p>0.176</text:p>
          </table:table-cell>
          <table:table-cell office:value-type="float" office:value="0.261" calcext:value-type="float">
            <text:p>0.261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0.057" calcext:value-type="float">
            <text:p>0.057</text:p>
          </table:table-cell>
          <table:table-cell table:number-columns-repeated="2"/>
          <table:table-cell office:value-type="float" office:value="0.335" calcext:value-type="float">
            <text:p>0.335</text:p>
          </table:table-cell>
          <table:table-cell office:value-type="float" office:value="0.207" calcext:value-type="float">
            <text:p>0.207</text:p>
          </table:table-cell>
          <table:table-cell office:value-type="float" office:value="0.305" calcext:value-type="float">
            <text:p>0.305</text:p>
          </table:table-cell>
          <table:table-cell office:value-type="float" office:value="0.558" calcext:value-type="float">
            <text:p>0.5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43" calcext:value-type="float">
            <text:p>0.143</text:p>
          </table:table-cell>
          <table:table-cell office:value-type="float" office:value="0.087" calcext:value-type="float">
            <text:p>0.087</text:p>
          </table:table-cell>
          <table:table-cell table:number-columns-repeated="2"/>
          <table:table-cell office:value-type="float" office:value="0.382" calcext:value-type="float">
            <text:p>0.382</text:p>
          </table:table-cell>
          <table:table-cell office:value-type="float" office:value="0.237" calcext:value-type="float">
            <text:p>0.237</text:p>
          </table:table-cell>
          <table:table-cell office:value-type="float" office:value="0.349" calcext:value-type="float">
            <text:p>0.349</text:p>
          </table:table-cell>
          <table:table-cell office:value-type="float" office:value="0.644" calcext:value-type="float">
            <text:p>0.6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91" calcext:value-type="float">
            <text:p>0.191</text:p>
          </table:table-cell>
          <table:table-cell office:value-type="float" office:value="0.117" calcext:value-type="float">
            <text:p>0.117</text:p>
          </table:table-cell>
          <table:table-cell table:number-columns-repeated="2"/>
          <table:table-cell office:value-type="float" office:value="0.429" calcext:value-type="float">
            <text:p>0.429</text:p>
          </table:table-cell>
          <table:table-cell office:value-type="float" office:value="0.266" calcext:value-type="float">
            <text:p>0.266</text:p>
          </table:table-cell>
          <table:table-cell office:value-type="float" office:value="0.392" calcext:value-type="float">
            <text:p>0.392</text:p>
          </table:table-cell>
          <table:table-cell office:value-type="float" office:value="0.721" calcext:value-type="float">
            <text:p>0.7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38" calcext:value-type="float">
            <text:p>0.238</text:p>
          </table:table-cell>
          <table:table-cell office:value-type="float" office:value="0.147" calcext:value-type="float">
            <text:p>0.147</text:p>
          </table:table-cell>
          <table:table-cell table:number-columns-repeated="2"/>
          <table:table-cell office:value-type="float" office:value="0.476" calcext:value-type="float">
            <text:p>0.476</text:p>
          </table:table-cell>
          <table:table-cell office:value-type="float" office:value="0.297" calcext:value-type="float">
            <text:p>0.297</text:p>
          </table:table-cell>
          <table:table-cell office:value-type="float" office:value="0.437" calcext:value-type="float">
            <text:p>0.437</text:p>
          </table:table-cell>
          <table:table-cell office:value-type="float" office:value="0.803" calcext:value-type="float">
            <text:p>0.8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86" calcext:value-type="float">
            <text:p>0.286</text:p>
          </table:table-cell>
          <table:table-cell office:value-type="float" office:value="0.176" calcext:value-type="float">
            <text:p>0.1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335" calcext:value-type="float">
            <text:p>0.335</text:p>
          </table:table-cell>
          <table:table-cell office:value-type="float" office:value="0.207" calcext:value-type="float">
            <text:p>0.2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382" calcext:value-type="float">
            <text:p>0.382</text:p>
          </table:table-cell>
          <table:table-cell office:value-type="float" office:value="0.237" calcext:value-type="float">
            <text:p>0.23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429" calcext:value-type="float">
            <text:p>0.429</text:p>
          </table:table-cell>
          <table:table-cell office:value-type="float" office:value="0.266" calcext:value-type="float">
            <text:p>0.2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476" calcext:value-type="float">
            <text:p>0.476</text:p>
          </table:table-cell>
          <table:table-cell office:value-type="float" office:value="0.297" calcext:value-type="float">
            <text:p>0.297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number-columns-repeated="2"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46" calcext:value-type="float">
            <text:p>0.046</text:p>
          </table:table-cell>
          <table:table-cell office:value-type="float" office:value="0.042" calcext:value-type="float">
            <text:p>0.04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93" calcext:value-type="float">
            <text:p>0.093</text:p>
          </table:table-cell>
          <table:table-cell office:value-type="float" office:value="0.085" calcext:value-type="float">
            <text:p>0.08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141" calcext:value-type="float">
            <text:p>0.141</text:p>
          </table:table-cell>
          <table:table-cell office:value-type="float" office:value="0.13" calcext:value-type="float">
            <text:p>0.1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188" calcext:value-type="float">
            <text:p>0.188</text:p>
          </table:table-cell>
          <table:table-cell office:value-type="float" office:value="0.173" calcext:value-type="float">
            <text:p>0.1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0.217" calcext:value-type="float">
            <text:p>0.2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282" calcext:value-type="float">
            <text:p>0.282</text:p>
          </table:table-cell>
          <table:table-cell office:value-type="float" office:value="0.261" calcext:value-type="float">
            <text:p>0.26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328" calcext:value-type="float">
            <text:p>0.328</text:p>
          </table:table-cell>
          <table:table-cell office:value-type="float" office:value="0.305" calcext:value-type="float">
            <text:p>0.3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374" calcext:value-type="float">
            <text:p>0.374</text:p>
          </table:table-cell>
          <table:table-cell office:value-type="float" office:value="0.349" calcext:value-type="float">
            <text:p>0.3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42" calcext:value-type="float">
            <text:p>0.42</text:p>
          </table:table-cell>
          <table:table-cell office:value-type="float" office:value="0.392" calcext:value-type="float">
            <text:p>0.3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466" calcext:value-type="float">
            <text:p>0.466</text:p>
          </table:table-cell>
          <table:table-cell office:value-type="float" office:value="0.437" calcext:value-type="float">
            <text:p>0.437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42" calcext:value-type="float">
            <text:p>0.042</text:p>
          </table:table-cell>
          <table:table-cell office:value-type="float" office:value="0.078" calcext:value-type="float">
            <text:p>0.0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86" calcext:value-type="float">
            <text:p>0.086</text:p>
          </table:table-cell>
          <table:table-cell office:value-type="float" office:value="0.159" calcext:value-type="float">
            <text:p>0.1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0.24" calcext:value-type="float">
            <text:p>0.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174" calcext:value-type="float">
            <text:p>0.174</text:p>
          </table:table-cell>
          <table:table-cell office:value-type="float" office:value="0.321" calcext:value-type="float">
            <text:p>0.3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217" calcext:value-type="float">
            <text:p>0.217</text:p>
          </table:table-cell>
          <table:table-cell office:value-type="float" office:value="0.401" calcext:value-type="float">
            <text:p>0.4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258" calcext:value-type="float">
            <text:p>0.258</text:p>
          </table:table-cell>
          <table:table-cell office:value-type="float" office:value="0.477" calcext:value-type="float">
            <text:p>0.47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301" calcext:value-type="float">
            <text:p>0.301</text:p>
          </table:table-cell>
          <table:table-cell office:value-type="float" office:value="0.558" calcext:value-type="float">
            <text:p>0.5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346" calcext:value-type="float">
            <text:p>0.346</text:p>
          </table:table-cell>
          <table:table-cell office:value-type="float" office:value="0.644" calcext:value-type="float">
            <text:p>0.64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387" calcext:value-type="float">
            <text:p>0.387</text:p>
          </table:table-cell>
          <table:table-cell office:value-type="float" office:value="0.721" calcext:value-type="float">
            <text:p>0.7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43" calcext:value-type="float">
            <text:p>0.43</text:p>
          </table:table-cell>
          <table:table-cell office:value-type="float" office:value="0.803" calcext:value-type="float">
            <text:p>0.803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2</text:p>
          </table:table-cell>
          <table:table-cell/>
          <table:table-cell office:value-type="string" calcext:value-type="string">
            <text:p>sprawnosc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8" calcext:value-type="float">
            <text:p>4.28</text:p>
          </table:table-cell>
          <table:table-cell office:value-type="float" office:value="0.174" calcext:value-type="float">
            <text:p>0.174</text:p>
          </table:table-cell>
          <table:table-cell office:value-type="float" office:value="0.217" calcext:value-type="float">
            <text:p>0.217</text:p>
          </table:table-cell>
          <table:table-cell office:value-type="float" office:value="0.321" calcext:value-type="float">
            <text:p>0.321</text:p>
          </table:table-cell>
          <table:table-cell/>
          <table:table-cell table:formula="of:=(([.D89]*[.E89])/([.B89]*[.C89]))*100" office:value-type="float" office:value="9.35344827586207" calcext:value-type="float">
            <text:p>9.3534482758620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8" calcext:value-type="float">
            <text:p>4.28</text:p>
          </table:table-cell>
          <table:table-cell office:value-type="float" office:value="0.164" calcext:value-type="float">
            <text:p>0.164</text:p>
          </table:table-cell>
          <table:table-cell office:value-type="float" office:value="0.438" calcext:value-type="float">
            <text:p>0.438</text:p>
          </table:table-cell>
          <table:table-cell office:value-type="float" office:value="0.302" calcext:value-type="float">
            <text:p>0.302</text:p>
          </table:table-cell>
          <table:table-cell/>
          <table:table-cell table:formula="of:=(([.D90]*[.E90])/([.B90]*[.C90]))*100" office:value-type="float" office:value="18.8448826077046" calcext:value-type="float">
            <text:p>18.844882607704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28" calcext:value-type="float">
            <text:p>4.28</text:p>
          </table:table-cell>
          <table:table-cell office:value-type="float" office:value="0.145" calcext:value-type="float">
            <text:p>0.145</text:p>
          </table:table-cell>
          <table:table-cell office:value-type="float" office:value="0.779" calcext:value-type="float">
            <text:p>0.779</text:p>
          </table:table-cell>
          <table:table-cell office:value-type="float" office:value="0.266" calcext:value-type="float">
            <text:p>0.266</text:p>
          </table:table-cell>
          <table:table-cell/>
          <table:table-cell table:formula="of:=(([.D91]*[.E91])/([.B91]*[.C91]))*100" office:value-type="float" office:value="33.3893006767644" calcext:value-type="float">
            <text:p>33.389300676764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28" calcext:value-type="float">
            <text:p>4.28</text:p>
          </table:table-cell>
          <table:table-cell office:value-type="float" office:value="0.136" calcext:value-type="float">
            <text:p>0.136</text:p>
          </table:table-cell>
          <table:table-cell office:value-type="float" office:value="0.923" calcext:value-type="float">
            <text:p>0.923</text:p>
          </table:table-cell>
          <table:table-cell office:value-type="float" office:value="0.247" calcext:value-type="float">
            <text:p>0.247</text:p>
          </table:table-cell>
          <table:table-cell/>
          <table:table-cell table:formula="of:=(([.D92]*[.E92])/([.B92]*[.C92]))*100" office:value-type="float" office:value="39.1666094007697" calcext:value-type="float">
            <text:p>39.166609400769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28" calcext:value-type="float">
            <text:p>4.28</text:p>
          </table:table-cell>
          <table:table-cell office:value-type="float" office:value="0.122" calcext:value-type="float">
            <text:p>0.122</text:p>
          </table:table-cell>
          <table:table-cell office:value-type="float" office:value="1.099" calcext:value-type="float">
            <text:p>1.099</text:p>
          </table:table-cell>
          <table:table-cell office:value-type="float" office:value="0.222" calcext:value-type="float">
            <text:p>0.222</text:p>
          </table:table-cell>
          <table:table-cell/>
          <table:table-cell table:formula="of:=(([.D93]*[.E93])/([.B93]*[.C93]))*100" office:value-type="float" office:value="46.724758694653" calcext:value-type="float">
            <text:p>46.72475869465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28" calcext:value-type="float">
            <text:p>4.28</text:p>
          </table:table-cell>
          <table:table-cell office:value-type="float" office:value="0.108" calcext:value-type="float">
            <text:p>0.108</text:p>
          </table:table-cell>
          <table:table-cell office:value-type="float" office:value="1.273" calcext:value-type="float">
            <text:p>1.273</text:p>
          </table:table-cell>
          <table:table-cell office:value-type="float" office:value="0.193" calcext:value-type="float">
            <text:p>0.193</text:p>
          </table:table-cell>
          <table:table-cell/>
          <table:table-cell table:formula="of:=(([.D94]*[.E94])/([.B94]*[.C94]))*100" office:value-type="float" office:value="53.1518258913119" calcext:value-type="float">
            <text:p>53.151825891311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28" calcext:value-type="float">
            <text:p>4.28</text:p>
          </table:table-cell>
          <table:table-cell office:value-type="float" office:value="0.09" calcext:value-type="float">
            <text:p>0.09</text:p>
          </table:table-cell>
          <table:table-cell office:value-type="float" office:value="1.455" calcext:value-type="float">
            <text:p>1.455</text:p>
          </table:table-cell>
          <table:table-cell office:value-type="float" office:value="0.16" calcext:value-type="float">
            <text:p>0.16</text:p>
          </table:table-cell>
          <table:table-cell/>
          <table:table-cell table:formula="of:=(([.D95]*[.E95])/([.B95]*[.C95]))*100" office:value-type="float" office:value="60.4361370716511" calcext:value-type="float">
            <text:p>60.436137071651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28" calcext:value-type="float">
            <text:p>4.28</text:p>
          </table:table-cell>
          <table:table-cell office:value-type="float" office:value="0.081" calcext:value-type="float">
            <text:p>0.081</text:p>
          </table:table-cell>
          <table:table-cell office:value-type="float" office:value="1.551" calcext:value-type="float">
            <text:p>1.551</text:p>
          </table:table-cell>
          <table:table-cell office:value-type="float" office:value="0.139" calcext:value-type="float">
            <text:p>0.139</text:p>
          </table:table-cell>
          <table:table-cell/>
          <table:table-cell table:formula="of:=(([.D96]*[.E96])/([.B96]*[.C96]))*100" office:value-type="float" office:value="62.1867428175839" calcext:value-type="float">
            <text:p>62.186742817583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28" calcext:value-type="float">
            <text:p>4.28</text:p>
          </table:table-cell>
          <table:table-cell office:value-type="float" office:value="0.072" calcext:value-type="float">
            <text:p>0.072</text:p>
          </table:table-cell>
          <table:table-cell office:value-type="float" office:value="1.622" calcext:value-type="float">
            <text:p>1.622</text:p>
          </table:table-cell>
          <table:table-cell office:value-type="float" office:value="0.123" calcext:value-type="float">
            <text:p>0.123</text:p>
          </table:table-cell>
          <table:table-cell/>
          <table:table-cell table:formula="of:=(([.D97]*[.E97])/([.B97]*[.C97]))*100" office:value-type="float" office:value="64.7410436137072" calcext:value-type="float">
            <text:p>64.741043613707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28" calcext:value-type="float">
            <text:p>4.28</text:p>
          </table:table-cell>
          <table:table-cell office:value-type="float" office:value="0.061" calcext:value-type="float">
            <text:p>0.061</text:p>
          </table:table-cell>
          <table:table-cell office:value-type="float" office:value="1.714" calcext:value-type="float">
            <text:p>1.714</text:p>
          </table:table-cell>
          <table:table-cell office:value-type="float" office:value="0.101" calcext:value-type="float">
            <text:p>0.101</text:p>
          </table:table-cell>
          <table:table-cell/>
          <table:table-cell table:formula="of:=(([.D98]*[.E98])/([.B98]*[.C98]))*100" office:value-type="float" office:value="66.3068791175119" calcext:value-type="float">
            <text:p>66.30687911751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3" calcext:value-type="float">
            <text:p>4.3</text:p>
          </table:table-cell>
          <table:table-cell office:value-type="float" office:value="0.053" calcext:value-type="float">
            <text:p>0.053</text:p>
          </table:table-cell>
          <table:table-cell office:value-type="float" office:value="1.776" calcext:value-type="float">
            <text:p>1.776</text:p>
          </table:table-cell>
          <table:table-cell office:value-type="float" office:value="0.084" calcext:value-type="float">
            <text:p>0.084</text:p>
          </table:table-cell>
          <table:table-cell/>
          <table:table-cell table:formula="of:=(([.D99]*[.E99])/([.B99]*[.C99]))*100" office:value-type="float" office:value="65.4602896007021" calcext:value-type="float">
            <text:p>65.460289600702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32" calcext:value-type="float">
            <text:p>4.32</text:p>
          </table:table-cell>
          <table:table-cell office:value-type="float" office:value="0.047" calcext:value-type="float">
            <text:p>0.047</text:p>
          </table:table-cell>
          <table:table-cell office:value-type="float" office:value="1.834" calcext:value-type="float">
            <text:p>1.834</text:p>
          </table:table-cell>
          <table:table-cell office:value-type="float" office:value="0.071" calcext:value-type="float">
            <text:p>0.071</text:p>
          </table:table-cell>
          <table:table-cell/>
          <table:table-cell table:formula="of:=(([.D100]*[.E100])/([.B100]*[.C100]))*100" office:value-type="float" office:value="64.1321907013396" calcext:value-type="float">
            <text:p>64.1321907013396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32" calcext:value-type="float">
            <text:p>4.32</text:p>
          </table:table-cell>
          <table:table-cell office:value-type="float" office:value="0.043" calcext:value-type="float">
            <text:p>0.043</text:p>
          </table:table-cell>
          <table:table-cell office:value-type="float" office:value="1.862" calcext:value-type="float">
            <text:p>1.862</text:p>
          </table:table-cell>
          <table:table-cell office:value-type="float" office:value="0.062" calcext:value-type="float">
            <text:p>0.062</text:p>
          </table:table-cell>
          <table:table-cell/>
          <table:table-cell table:formula="of:=(([.D101]*[.E101])/([.B101]*[.C101]))*100" office:value-type="float" office:value="62.1468561584841" calcext:value-type="float">
            <text:p>62.146856158484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32" calcext:value-type="float">
            <text:p>4.32</text:p>
          </table:table-cell>
          <table:table-cell office:value-type="float" office:value="0.04" calcext:value-type="float">
            <text:p>0.04</text:p>
          </table:table-cell>
          <table:table-cell office:value-type="float" office:value="1.886" calcext:value-type="float">
            <text:p>1.886</text:p>
          </table:table-cell>
          <table:table-cell office:value-type="float" office:value="0.055" calcext:value-type="float">
            <text:p>0.055</text:p>
          </table:table-cell>
          <table:table-cell/>
          <table:table-cell table:formula="of:=(([.D102]*[.E102])/([.B102]*[.C102]))*100" office:value-type="float" office:value="60.0289351851852" calcext:value-type="float">
            <text:p>60.0289351851852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.34" calcext:value-type="float">
            <text:p>4.34</text:p>
          </table:table-cell>
          <table:table-cell office:value-type="float" office:value="0.038" calcext:value-type="float">
            <text:p>0.038</text:p>
          </table:table-cell>
          <table:table-cell office:value-type="float" office:value="1.901" calcext:value-type="float">
            <text:p>1.901</text:p>
          </table:table-cell>
          <table:table-cell office:value-type="float" office:value="0.051" calcext:value-type="float">
            <text:p>0.051</text:p>
          </table:table-cell>
          <table:table-cell/>
          <table:table-cell table:formula="of:=(([.D103]*[.E103])/([.B103]*[.C103]))*100" office:value-type="float" office:value="58.7866844530682" calcext:value-type="float">
            <text:p>58.78668445306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4.35" calcext:value-type="float">
            <text:p>4.35</text:p>
          </table:table-cell>
          <table:table-cell office:value-type="float" office:value="0.022" calcext:value-type="float">
            <text:p>0.022</text:p>
          </table:table-cell>
          <table:table-cell office:value-type="float" office:value="2.039" calcext:value-type="float">
            <text:p>2.039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D104]*[.E104])/([.B104]*[.C104]))*100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 style:data-style-name="N2" text:time-value="11:19:42.1545462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7T19:52:43.415095371</meta:creation-date>
    <meta:generator>LibreOffice/24.8.2.1$Linux_X86_64 LibreOffice_project/0f794b6e29741098670a3b95d60478a65d05ef13</meta:generator>
    <dc:date>2024-12-09T12:44:58.737078790</dc:date>
    <meta:editing-duration>PT41M44S</meta:editing-duration>
    <meta:editing-cycles>4</meta:editing-cycles>
    <meta:document-statistic meta:table-count="1" meta:cell-count="378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7.792cm" svg:y="0.316cm" chart:style-name="ch2">
          <text:p>2</text:p>
        </chart:title>
        <chart:legend chart:legend-position="end" svg:x="14.031cm" svg:y="3.703cm" style:legend-expansion="high" chart:style-name="ch3"/>
        <chart:plot-area chart:style-name="ch4" table:cell-range-address="Sheet1.F41:Sheet1.I51" chart:data-source-has-labels="row" svg:x="1.331cm" svg:y="1.275cm" svg:width="12.38cm" svg:height="6.564cm">
          <chart:coordinate-region svg:x="2.06cm" svg:y="1.474cm" svg:width="11.41cm" svg:height="5.718cm"/>
          <chart:axis chart:dimension="x" chart:name="primary-x" chart:style-name="ch5">
            <chart:title svg:x="7.137cm" svg:y="8.019cm" chart:style-name="ch2">
              <text:p><text:span text:style-name="T1">I1[A]</text:span></text:p>
            </chart:title>
          </chart:axis>
          <chart:axis chart:dimension="y" chart:name="primary-y" chart:style-name="ch6">
            <chart:title svg:x="0.451cm" svg:y="4.941cm" chart:style-name="ch7">
              <text:p><text:span text:style-name="T1">I2[A]</text:span></text:p>
            </chart:title>
            <chart:grid chart:style-name="ch8" chart:class="major"/>
          </chart:axis>
          <chart:series chart:style-name="ch9" chart:values-cell-range-address="Sheet1.G42:Sheet1.G51" chart:label-cell-address="Sheet1.G41:Sheet1.G41" chart:class="chart:scatter">
            <chart:domain table:cell-range-address="Sheet1.F42:Sheet1.F51"/>
            <chart:data-point chart:repeated="10"/>
          </chart:series>
          <chart:series chart:style-name="ch10" chart:values-cell-range-address="Sheet1.H42:Sheet1.H51" chart:label-cell-address="Sheet1.H41:Sheet1.H41" chart:class="chart:scatter">
            <chart:data-point chart:repeated="10"/>
          </chart:series>
          <chart:series chart:style-name="ch11" chart:values-cell-range-address="Sheet1.I42:Sheet1.I51" chart:label-cell-address="Sheet1.I41:Sheet1.I41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N2=600</text:p>
                <draw:g>
                  <svg:desc>Sheet1.G41:Sheet1.G41</svg:desc>
                </draw:g>
              </table:table-cell>
              <table:table-cell office:value-type="string">
                <text:p>N2=400</text:p>
                <draw:g>
                  <svg:desc>Sheet1.H41:Sheet1.H41</svg:desc>
                </draw:g>
              </table:table-cell>
              <table:table-cell office:value-type="string">
                <text:p>N2=200</text:p>
                <draw:g>
                  <svg:desc>Sheet1.I41:Sheet1.I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6">
                <text:p>0.046</text:p>
                <draw:g>
                  <svg:desc>Sheet1.F42:Sheet1.F51</svg:desc>
                </draw:g>
              </table:table-cell>
              <table:table-cell office:value-type="float" office:value="0.027">
                <text:p>0.027</text:p>
                <draw:g>
                  <svg:desc>Sheet1.G42:Sheet1.G51</svg:desc>
                </draw:g>
              </table:table-cell>
              <table:table-cell office:value-type="float" office:value="0.042">
                <text:p>0.042</text:p>
                <draw:g>
                  <svg:desc>Sheet1.H42:Sheet1.H51</svg:desc>
                </draw:g>
              </table:table-cell>
              <table:table-cell office:value-type="float" office:value="0.078">
                <text:p>0.078</text:p>
                <draw:g>
                  <svg:desc>Sheet1.I42:Sheet1.I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5">
                <text:p>0.095</text:p>
              </table:table-cell>
              <table:table-cell office:value-type="float" office:value="0.057">
                <text:p>0.057</text:p>
              </table:table-cell>
              <table:table-cell office:value-type="float" office:value="0.085">
                <text:p>0.085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3">
                <text:p>0.143</text:p>
              </table:table-cell>
              <table:table-cell office:value-type="float" office:value="0.087">
                <text:p>0.087</text:p>
              </table:table-cell>
              <table:table-cell office:value-type="float" office:value="0.13">
                <text:p>0.1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1">
                <text:p>0.191</text:p>
              </table:table-cell>
              <table:table-cell office:value-type="float" office:value="0.117">
                <text:p>0.117</text:p>
              </table:table-cell>
              <table:table-cell office:value-type="float" office:value="0.173">
                <text:p>0.173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8">
                <text:p>0.238</text:p>
              </table:table-cell>
              <table:table-cell office:value-type="float" office:value="0.147">
                <text:p>0.147</text:p>
              </table:table-cell>
              <table:table-cell office:value-type="float" office:value="0.217">
                <text:p>0.217</text:p>
              </table:table-cell>
              <table:table-cell office:value-type="float" office:value="0.401">
                <text:p>0.4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6">
                <text:p>0.286</text:p>
              </table:table-cell>
              <table:table-cell office:value-type="float" office:value="0.176">
                <text:p>0.176</text:p>
              </table:table-cell>
              <table:table-cell office:value-type="float" office:value="0.261">
                <text:p>0.261</text:p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5">
                <text:p>0.335</text:p>
              </table:table-cell>
              <table:table-cell office:value-type="float" office:value="0.207">
                <text:p>0.207</text:p>
              </table:table-cell>
              <table:table-cell office:value-type="float" office:value="0.305">
                <text:p>0.305</text:p>
              </table:table-cell>
              <table:table-cell office:value-type="float" office:value="0.558">
                <text:p>0.5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82">
                <text:p>0.382</text:p>
              </table:table-cell>
              <table:table-cell office:value-type="float" office:value="0.237">
                <text:p>0.237</text:p>
              </table:table-cell>
              <table:table-cell office:value-type="float" office:value="0.349">
                <text:p>0.349</text:p>
              </table:table-cell>
              <table:table-cell office:value-type="float" office:value="0.644">
                <text:p>0.6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29">
                <text:p>0.429</text:p>
              </table:table-cell>
              <table:table-cell office:value-type="float" office:value="0.266">
                <text:p>0.266</text:p>
              </table:table-cell>
              <table:table-cell office:value-type="float" office:value="0.392">
                <text:p>0.392</text:p>
              </table:table-cell>
              <table:table-cell office:value-type="float" office:value="0.721">
                <text:p>0.7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76">
                <text:p>0.476</text:p>
              </table:table-cell>
              <table:table-cell office:value-type="float" office:value="0.297">
                <text:p>0.297</text:p>
              </table:table-cell>
              <table:table-cell office:value-type="float" office:value="0.437">
                <text:p>0.437</text:p>
              </table:table-cell>
              <table:table-cell office:value-type="float" office:value="0.803">
                <text:p>0.8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0f794b6e29741098670a3b95d60478a65d05ef1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8cm" svg:height="9.006cm" xlink:href=".." xlink:type="simple" chart:class="chart:scatter" chart:style-name="ch1">
        <chart:title svg:x="7.791cm" svg:y="0.316cm" chart:style-name="ch2">
          <text:p>3</text:p>
        </chart:title>
        <chart:plot-area chart:style-name="ch3" table:cell-range-address="Sheet1.D88:Sheet1.E104" chart:data-source-has-labels="row" svg:x="1.33cm" svg:y="1.275cm" svg:width="14.349cm" svg:height="6.57cm">
          <chart:coordinate-region svg:x="2.25cm" svg:y="1.474cm" svg:width="13.188cm" svg:height="5.724cm"/>
          <chart:axis chart:dimension="x" chart:name="primary-x" chart:style-name="ch4">
            <chart:title svg:x="8.12cm" svg:y="8.025cm" chart:style-name="ch2">
              <text:p><text:span text:style-name="T1">I2[A]</text:span></text:p>
            </chart:title>
          </chart:axis>
          <chart:axis chart:dimension="y" chart:name="primary-y" chart:style-name="ch5">
            <chart:title svg:x="0.451cm" svg:y="5.014cm" chart:style-name="ch6">
              <text:p><text:span text:style-name="T1">U2[V]</text:span></text:p>
            </chart:title>
            <chart:grid chart:style-name="ch7" chart:class="major"/>
          </chart:axis>
          <chart:series chart:style-name="ch8" chart:values-cell-range-address="Sheet1.E89:Sheet1.E104" chart:label-cell-address="Sheet1.E88:Sheet1.E88" chart:class="chart:scatter">
            <chart:domain table:cell-range-address="Sheet1.D89:Sheet1.D104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i2</text:p>
                <draw:g>
                  <svg:desc>Sheet1.E88:Sheet1.E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7">
                <text:p>0.217</text:p>
                <draw:g>
                  <svg:desc>Sheet1.D89:Sheet1.D104</svg:desc>
                </draw:g>
              </table:table-cell>
              <table:table-cell office:value-type="float" office:value="0.321">
                <text:p>0.321</text:p>
                <draw:g>
                  <svg:desc>Sheet1.E89:Sheet1.E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38">
                <text:p>0.438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79">
                <text:p>0.779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23">
                <text:p>0.923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99">
                <text:p>1.099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73">
                <text:p>1.273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55">
                <text:p>1.45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51">
                <text:p>1.551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22">
                <text:p>1.622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14">
                <text:p>1.714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76">
                <text:p>1.776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34">
                <text:p>1.834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62">
                <text:p>1.862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86">
                <text:p>1.886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01">
                <text:p>1.901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9">
                <text:p>2.03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0f794b6e29741098670a3b95d60478a65d05ef1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599cm" svg:y="4.203cm" style:legend-expansion="high" chart:style-name="ch2"/>
        <chart:plot-area chart:style-name="ch3" table:cell-range-address="Sheet1.E88:Sheet1.E104 Sheet1.G88:Sheet1.G104" chart:data-source-has-labels="row" svg:x="1.33cm" svg:y="0.18cm" svg:width="11.95cm" svg:height="7.664cm">
          <chart:coordinate-region svg:x="1.964cm" svg:y="0.379cm" svg:width="10.98cm" svg:height="6.818cm"/>
          <chart:axis chart:dimension="x" chart:name="primary-x" chart:style-name="ch4">
            <chart:title svg:x="6.877cm" svg:y="8.024cm" chart:style-name="ch5">
              <text:p><text:span text:style-name="T1">I1 [A]</text:span></text:p>
            </chart:title>
          </chart:axis>
          <chart:axis chart:dimension="y" chart:name="primary-y" chart:style-name="ch6">
            <chart:title svg:x="0.451cm" svg:y="5.128cm" chart:style-name="ch7">
              <text:p><text:span text:style-name="T1">Sprawność [%]</text:span></text:p>
            </chart:title>
            <chart:grid chart:style-name="ch8" chart:class="major"/>
          </chart:axis>
          <chart:series chart:style-name="ch9" chart:values-cell-range-address="Sheet1.G89:Sheet1.G104" chart:label-cell-address="Sheet1.G88:Sheet1.G88" chart:class="chart:scatter">
            <chart:domain table:cell-range-address="Sheet1.E89:Sheet1.E104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prawnosc</text:p>
                <draw:g>
                  <svg:desc>Sheet1.G88:Sheet1.G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1">
                <text:p>0.321</text:p>
                <draw:g>
                  <svg:desc>Sheet1.E89:Sheet1.E104</svg:desc>
                </draw:g>
              </table:table-cell>
              <table:table-cell office:value-type="float" office:value="9.35344827586207">
                <text:p>9.35344827586207</text:p>
                <draw:g>
                  <svg:desc>Sheet1.G89:Sheet1.G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2">
                <text:p>0.302</text:p>
              </table:table-cell>
              <table:table-cell office:value-type="float" office:value="18.8448826077046">
                <text:p>18.84488260770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6">
                <text:p>0.266</text:p>
              </table:table-cell>
              <table:table-cell office:value-type="float" office:value="33.3893006767644">
                <text:p>33.3893006767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7">
                <text:p>0.247</text:p>
              </table:table-cell>
              <table:table-cell office:value-type="float" office:value="39.1666094007697">
                <text:p>39.16660940076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2">
                <text:p>0.222</text:p>
              </table:table-cell>
              <table:table-cell office:value-type="float" office:value="46.724758694653">
                <text:p>46.724758694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3">
                <text:p>0.193</text:p>
              </table:table-cell>
              <table:table-cell office:value-type="float" office:value="53.1518258913119">
                <text:p>53.15182589131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">
                <text:p>0.16</text:p>
              </table:table-cell>
              <table:table-cell office:value-type="float" office:value="60.4361370716511">
                <text:p>60.4361370716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9">
                <text:p>0.139</text:p>
              </table:table-cell>
              <table:table-cell office:value-type="float" office:value="62.1867428175839">
                <text:p>62.18674281758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3">
                <text:p>0.123</text:p>
              </table:table-cell>
              <table:table-cell office:value-type="float" office:value="64.7410436137072">
                <text:p>64.74104361370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1">
                <text:p>0.101</text:p>
              </table:table-cell>
              <table:table-cell office:value-type="float" office:value="66.3068791175119">
                <text:p>66.30687911751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4">
                <text:p>0.084</text:p>
              </table:table-cell>
              <table:table-cell office:value-type="float" office:value="65.4602896007021">
                <text:p>65.46028960070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1">
                <text:p>0.071</text:p>
              </table:table-cell>
              <table:table-cell office:value-type="float" office:value="64.1321907013396">
                <text:p>64.13219070133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2">
                <text:p>0.062</text:p>
              </table:table-cell>
              <table:table-cell office:value-type="float" office:value="62.1468561584841">
                <text:p>62.14685615848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5">
                <text:p>0.055</text:p>
              </table:table-cell>
              <table:table-cell office:value-type="float" office:value="60.0289351851852">
                <text:p>60.02893518518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1">
                <text:p>0.051</text:p>
              </table:table-cell>
              <table:table-cell office:value-type="float" office:value="58.7866844530682">
                <text:p>58.7866844530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0f794b6e29741098670a3b95d60478a65d05ef1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subtitle svg:x="7.819cm" svg:y="0.18cm" chart:style-name="ch2">
          <text:p><text:span text:style-name="T1">1</text:span></text:p>
        </chart:subtitle>
        <chart:legend chart:legend-position="end" svg:x="14.031cm" svg:y="3.703cm" style:legend-expansion="high" chart:style-name="ch3"/>
        <chart:plot-area chart:style-name="ch4" table:cell-range-address="Sheet1.I2:Sheet1.L12" chart:data-source-has-labels="row" svg:x="1.331cm" svg:y="1.043cm" svg:width="12.38cm" svg:height="6.796cm">
          <chart:coordinate-region svg:x="1.965cm" svg:y="1.242cm" svg:width="11.553cm" svg:height="5.95cm"/>
          <chart:axis chart:dimension="x" chart:name="primary-x" chart:style-name="ch5">
            <chart:title svg:x="7.067cm" svg:y="8.019cm" chart:style-name="ch2">
              <text:p><text:span text:style-name="T2">U1[V]</text:span></text:p>
            </chart:title>
          </chart:axis>
          <chart:axis chart:dimension="y" chart:name="primary-y" chart:style-name="ch6">
            <chart:title svg:x="0.451cm" svg:y="4.895cm" chart:style-name="ch7">
              <text:p><text:span text:style-name="T2">U2[V]</text:span></text:p>
            </chart:title>
            <chart:grid chart:style-name="ch8" chart:class="major"/>
          </chart:axis>
          <chart:series chart:style-name="ch9" chart:values-cell-range-address="Sheet1.J3:Sheet1.J12" chart:label-cell-address="Sheet1.J2:Sheet1.J2" chart:class="chart:scatter">
            <chart:domain table:cell-range-address="Sheet1.I3:Sheet1.I12"/>
            <chart:data-point chart:repeated="10"/>
          </chart:series>
          <chart:series chart:style-name="ch10" chart:values-cell-range-address="Sheet1.K3:Sheet1.K12" chart:label-cell-address="Sheet1.K2:Sheet1.K2" chart:class="chart:scatter">
            <chart:data-point chart:repeated="10"/>
          </chart:series>
          <chart:series chart:style-name="ch11" chart:values-cell-range-address="Sheet1.L3:Sheet1.L12" chart:label-cell-address="Sheet1.L2:Sheet1.L2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N2=600</text:p>
                <draw:g>
                  <svg:desc>Sheet1.J2:Sheet1.J2</svg:desc>
                </draw:g>
              </table:table-cell>
              <table:table-cell office:value-type="string">
                <text:p>N2=400</text:p>
                <draw:g>
                  <svg:desc>Sheet1.K2:Sheet1.K2</svg:desc>
                </draw:g>
              </table:table-cell>
              <table:table-cell office:value-type="string">
                <text:p>N2=200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85">
                <text:p>1.085</text:p>
                <draw:g>
                  <svg:desc>Sheet1.I3:Sheet1.I12</svg:desc>
                </draw:g>
              </table:table-cell>
              <table:table-cell office:value-type="float" office:value="1.491">
                <text:p>1.491</text:p>
                <draw:g>
                  <svg:desc>Sheet1.J3:Sheet1.J12</svg:desc>
                </draw:g>
              </table:table-cell>
              <table:table-cell office:value-type="float" office:value="0.991">
                <text:p>0.991</text:p>
                <draw:g>
                  <svg:desc>Sheet1.K3:Sheet1.K12</svg:desc>
                </draw:g>
              </table:table-cell>
              <table:table-cell office:value-type="float" office:value="0.5">
                <text:p>0.5</text:p>
                <draw:g>
                  <svg:desc>Sheet1.L3:Sheet1.L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71">
                <text:p>2.171</text:p>
              </table:table-cell>
              <table:table-cell office:value-type="float" office:value="3.011">
                <text:p>3.011</text:p>
              </table:table-cell>
              <table:table-cell office:value-type="float" office:value="2.008">
                <text:p>2.008</text:p>
              </table:table-cell>
              <table:table-cell office:value-type="float" office:value="1.009">
                <text:p>1.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6">
                <text:p>3.26</text:p>
              </table:table-cell>
              <table:table-cell office:value-type="float" office:value="4.53">
                <text:p>4.53</text:p>
              </table:table-cell>
              <table:table-cell office:value-type="float" office:value="3.036">
                <text:p>3.036</text:p>
              </table:table-cell>
              <table:table-cell office:value-type="float" office:value="1.521">
                <text:p>1.5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33">
                <text:p>4.33</text:p>
              </table:table-cell>
              <table:table-cell office:value-type="float" office:value="6.07">
                <text:p>6.07</text:p>
              </table:table-cell>
              <table:table-cell office:value-type="float" office:value="4.05">
                <text:p>4.05</text:p>
              </table:table-cell>
              <table:table-cell office:value-type="float" office:value="2.037">
                <text:p>2.0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42">
                <text:p>5.42</text:p>
              </table:table-cell>
              <table:table-cell office:value-type="float" office:value="7.64">
                <text:p>7.64</text:p>
              </table:table-cell>
              <table:table-cell office:value-type="float" office:value="5.08">
                <text:p>5.08</text:p>
              </table:table-cell>
              <table:table-cell office:value-type="float" office:value="2.552">
                <text:p>2.5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9.19">
                <text:p>9.19</text:p>
              </table:table-cell>
              <table:table-cell office:value-type="float" office:value="6.13">
                <text:p>6.13</text:p>
              </table:table-cell>
              <table:table-cell office:value-type="float" office:value="3.072">
                <text:p>3.0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9">
                <text:p>7.59</text:p>
              </table:table-cell>
              <table:table-cell office:value-type="float" office:value="10.76">
                <text:p>10.76</text:p>
              </table:table-cell>
              <table:table-cell office:value-type="float" office:value="7.17">
                <text:p>7.17</text:p>
              </table:table-cell>
              <table:table-cell office:value-type="float" office:value="3.592">
                <text:p>3.5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67">
                <text:p>8.67</text:p>
              </table:table-cell>
              <table:table-cell office:value-type="float" office:value="12.31">
                <text:p>12.31</text:p>
              </table:table-cell>
              <table:table-cell office:value-type="float" office:value="8.22">
                <text:p>8.22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76">
                <text:p>9.76</text:p>
              </table:table-cell>
              <table:table-cell office:value-type="float" office:value="13.88">
                <text:p>13.88</text:p>
              </table:table-cell>
              <table:table-cell office:value-type="float" office:value="9.28">
                <text:p>9.28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85">
                <text:p>10.85</text:p>
              </table:table-cell>
              <table:table-cell office:value-type="float" office:value="15.47">
                <text:p>15.47</text:p>
              </table:table-cell>
              <table:table-cell office:value-type="float" office:value="10.33">
                <text:p>10.33</text:p>
              </table:table-cell>
              <table:table-cell office:value-type="float" office:value="5.16">
                <text:p>5.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0f794b6e29741098670a3b95d60478a65d05ef1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